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1b51e"/>
    </style:style>
    <style:style style:name="P2" style:family="paragraph" style:parent-style-name="Text_20_body">
      <style:text-properties officeooo:rsid="0011b51e" officeooo:paragraph-rsid="0011b51e"/>
    </style:style>
    <style:style style:name="P3" style:family="paragraph" style:parent-style-name="Heading_20_2">
      <style:text-properties fo:font-size="18pt" fo:font-style="italic" fo:font-weight="bold" officeooo:rsid="001b8bad" officeooo:paragraph-rsid="001b8ba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Heading_20_3">
      <style:text-properties officeooo:paragraph-rsid="0011b51e"/>
    </style:style>
    <style:style style:name="P5" style:family="paragraph" style:parent-style-name="Heading_20_3">
      <style:text-properties officeooo:rsid="0011b51e"/>
    </style:style>
    <style:style style:name="T1" style:family="text">
      <style:text-properties officeooo:rsid="001c0e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C语言知识点</text:h>
      <text:h text:style-name="P4" text:outline-level="3">const 与 * 操作符</text:h>
      <text:p text:style-name="P2">答：<text:tab/>（const在*的左边）说明：不可以通过指针b来修改a的值（但可以通过其他方式改变a的值，<text:tab/>比如a自增一；同时b的指向可以修改）</text:p>
      <text:p text:style-name="P2"><text:tab/>（const在*的右边）说明：b仅仅可以指向a,而不可以指向其他对象（但a的值，既可以通过b<text:tab/>改变，也可以通过其他方式改变，比如自增一</text:p>
      <text:h text:style-name="P5" text:outline-level="3">break的作用</text:h>
      <text:p text:style-name="P1">答：<text:tab/>跳出最近的循环语句或switch语句（注：跟if语句没关系！）</text:p>
      <text:h text:style-name="Heading_20_3" text:outline-level="3">限制对于函数的访问</text:h>
      <text:p text:style-name="Text_20_body">答：<text:tab/>函数名前加static说明：函数仅在这个文件内可见</text:p>
      <text:p text:style-name="Text_20_body"><text:tab/>函数名前加extern说明：函数在任何地方都可见</text:p>
      <text:h text:style-name="Heading_20_3" text:outline-level="3">关于struct，union和enum</text:h>
      <text:p text:style-name="Text_20_body">答：<text:tab/>struct：内部各类型用“分号”分隔</text:p>
      <text:p text:style-name="Text_20_body"><text:tab/>union：内部各类型用“分号”分隔，各部分共用存储空间</text:p>
      <text:p text:style-name="Text_20_body"><text:tab/>enum：内部各名字用“逗号”分隔，作用：将一串名字与一串”整型“值联系在一起。只可以使用</text:p>
      <text:p text:style-name="Text_20_body"><text:tab/><text:tab/>声明时使用的名字对其赋值；</text:p>
      <text:h text:style-name="Heading_20_3" text:outline-level="3"><text:span text:style-name="T1">声明的优先级规则</text:span></text:h>
      <text:p text:style-name="Text_20_body"><text:span text:style-name="T1">答：<text:tab/>A：<text:tab/>声明从它的名字开始读取，然后按照优先级顺序依次读取</text:span></text:p>
      <text:p text:style-name="Text_20_body"><text:span text:style-name="T1"><text:tab/>B：<text:tab/>优先级从高到底依次是：</text:span></text:p>
      <text:p text:style-name="Text_20_body"><text:span text:style-name="T1"><text:tab/><text:tab/><text:tab/>B.1:<text:tab/>声明中被括号括起来的那部分</text:span></text:p>
      <text:p text:style-name="Text_20_body"><text:span text:style-name="T1"><text:tab/><text:tab/><text:tab/>B.2:<text:tab/>后缀操作符：</text:span></text:p>
      <text:p text:style-name="Text_20_body"><text:span text:style-name="T1"><text:tab/><text:tab/><text:tab/><text:tab/>括号( )表示这是一个函数，而</text:span></text:p>
      <text:p text:style-name="Text_20_body"><text:span text:style-name="T1"><text:tab/><text:tab/><text:tab/><text:tab/>方括号[ ]表示这是一个数组。</text:span></text:p>
      <text:p text:style-name="Text_20_body"><text:span text:style-name="T1"><text:tab/><text:tab/><text:tab/>B.3<text:tab/>前缀操作符：</text:span></text:p>
      <text:p text:style-name="Text_20_body"><text:span text:style-name="T1"><text:tab/><text:tab/><text:tab/><text:tab/>星号*表示“指向...的指针”。</text:span></text:p>
      <text:p text:style-name="Text_20_body"><text:span text:style-name="T1"><text:tab/>C:<text:tab/>如果const（和/或）volatile关键字的后面紧跟类型说明符（如int，long等），那么它<text:tab/><text:tab/>作用于类型说明符。在其他情况下，const（和/或）volatile关键字作用于它左边紧邻的<text:tab/><text:tab/>指针星号</text:span></text:p>
      <text:p text:style-name="Text_20_body"><text:span text:style-name="T1">例：</text:span></text:p>
      <text:p text:style-name="Text_20_body"><text:span text:style-name="T1"><text:tab/>char * const * ( *next )( );</text:span></text:p>
      <text:p text:style-name="Text_20_body"><text:span text:style-name="T1"><text:tab/>读做：“next是一个指向函数的指针，该函数返回另一个指针，该指针指向一个只读的指向char<text:tab/>的指针”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1-21T17:18:31</meta:creation-date>
    <dc:date>2014-01-26T17:41:43</dc:date>
    <dc:creator>Kevin </dc:creator>
    <meta:editing-duration>PT22M53S</meta:editing-duration>
    <meta:editing-cycles>14</meta:editing-cycles>
    <meta:generator>LibreOffice/4.0.2.2$Linux_x86 LibreOffice_project/400m0$Build-2</meta:generator>
    <meta:document-statistic meta:table-count="0" meta:image-count="0" meta:object-count="0" meta:page-count="1" meta:paragraph-count="27" meta:word-count="564" meta:character-count="740" meta:non-whitespace-character-count="679"/>
  </office:meta>
</office:document-meta>
</file>